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  <style:paragraph-properties style:writing-mode="lr-tb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notes">
      <style:graphic-properties draw:fill-color="#ffffff" fo:min-height="12.572cm"/>
      <style:paragraph-properties style:writing-mode="lr-tb"/>
    </style:style>
    <style:style style:name="pr14" style:family="presentation" style:parent-style-name="Default-subtitle"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7" style:family="presentation" style:parent-style-name="Default-notes">
      <style:graphic-properties draw:fill-color="#ffffff" fo:min-height="12.322cm"/>
      <style:paragraph-properties style:writing-mode="lr-tb"/>
    </style:style>
    <style:style style:name="pr18" style:family="presentation" style:parent-style-name="Default-outline1" style:list-style-name="L7">
      <style:graphic-properties draw:auto-grow-height="true" fo:min-height="11.5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>
        <style:tab-stops/>
      </style:paragraph-properties>
    </style:style>
    <style:style style:name="P18" style:family="paragraph">
      <style:paragraph-properties style:writing-mode="lr-tb">
        <style:tab-stops/>
      </style:paragraph-properties>
    </style:style>
    <style:style style:name="P19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2" style:family="paragraph">
      <loext:graphic-properties draw:fill-color="#b62118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6" style:family="paragraph">
      <style:paragraph-properties fo:text-align="center"/>
      <style:text-properties fo:color="#000000" loext:opacity="100%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8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9" style:family="paragraph">
      <loext:graphic-properties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30" style:family="paragraph">
      <loext:graphic-properties draw:fill-color="#b6211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31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2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3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35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6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7" style:family="paragraph">
      <loext:graphic-properties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8" style:family="paragraph">
      <loext:graphic-properties draw:fill-color="#b6211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0" style:family="paragraph">
      <style:paragraph-properties style:writing-mode="lr-tb"/>
      <style:text-properties fo:font-size="32pt"/>
    </style:style>
    <style:style style:name="P4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fo:font-size="15pt" style:font-size-asian="12pt" style:font-weight-asian="normal" style:font-size-complex="12pt"/>
    </style:style>
    <style:style style:name="T12" style:family="text">
      <style:text-properties fo:color="#b62118" loext:opacity="100%" fo:font-size="32pt" style:font-size-asian="32pt" style:font-size-complex="32pt"/>
    </style:style>
    <style:style style:name="T13" style:family="text">
      <style:text-properties fo:color="#95b241" loext:opacity="100%" fo:font-size="32pt" style:font-size-asian="32pt" style:font-size-complex="32pt"/>
    </style:style>
    <style:style style:name="T14" style:family="text">
      <style:text-properties fo:color="#34a3c5" loext:opacity="100%" fo:font-size="32pt" style:font-size-asian="32pt" style:font-size-complex="32pt"/>
    </style:style>
    <style:style style:name="T15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loext:opacity="100%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 loext:opacity="100%"/>
    </style:style>
    <style:style style:name="T21" style:family="text">
      <style:text-properties fo:color="#ffffff" loext:opacity="100%" fo:font-size="18pt" fo:font-style="normal" fo:font-weight="bold" style:font-size-asian="18pt" style:font-size-complex="18pt"/>
    </style:style>
    <style:style style:name="T22" style:family="text">
      <style:text-properties fo:color="#000000" loext:opacity="100%" fo:font-size="18pt" style:font-size-asian="18pt" style:font-size-complex="18pt"/>
    </style:style>
    <style:style style:name="T23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Tests and Testing</text:span></text:p>
              </text:list-item>
              <text:list-item>
                <text:p text:style-name="P6"><text:span text:style-name="T1">Test-first Programming</text:span></text:p>
              </text:list-item>
              <text:list-item>
                <text:p text:style-name="P6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pr14" draw:text-style-name="P14" draw:layer="layout" svg:width="27cm" svg:height="11.5cm" svg:x="0.5cm" svg:y="2.25cm" presentation:class="subtitle">
          <draw:text-box>
            <text:p text:style-name="P13"><text:span text:style-name="T12">Only write new code</text:span></text:p>
            <text:p text:style-name="P13"><text:span text:style-name="T13">when a test fails</text:span><text:span text:style-name="T13"><text:line-break/></text:span><text:span text:style-name="T13"/></text:p>
            <text:p text:style-name="P13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6" draw:text-style-name="P16" draw:layer="layout" svg:width="27cm" svg:height="11.5cm" svg:x="0.5cm" svg:y="2.25cm" presentation:class="subtitle">
          <draw:text-box>
            <text:list text:style-name="L6">
              <text:list-item>
                <text:p text:style-name="P15"><text:span text:style-name="T15">Red</text:span></text:p>
              </text:list-item>
              <text:list-item>
                <text:p text:style-name="P15"><text:span text:style-name="T16">Green</text:span></text:p>
              </text:list-item>
              <text:list-item>
                <text:p text:style-name="P15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8" draw:text-style-name="P18" draw:layer="layout" svg:width="27cm" svg:height="11.5cm" svg:x="0.5cm" svg:y="2.25cm" presentation:class="outline">
          <draw:text-box>
            <text:list text:style-name="L7">
              <text:list-item>
                <text:p text:style-name="P17">Translate partial or full feature description into test suite</text:p>
              </text:list-item>
              <text:list-item>
                <text:p text:style-name="P17">Implement feature to fulfill (“green-bar”) test suite</text:p>
              </text:list-item>
              <text:list-item>
                <text:p text:style-name="P17">Revise test suite from new insights</text:p>
              </text:list-item>
              <text:list-item>
                <text:p text:style-name="P17">Refactor test suite to keep design and code clean</text:p>
              </text:list-item>
              <text:list-item>
                <text:p text:style-name="P17">Refactor implementation to keep design and code clean</text:p>
              </text:list-item>
              <text:list-item>
                <text:p text:style-name="P17">Move on when test suite is complete and all tests succeed</text:p>
              </text:list-item>
            </text:list>
          </draw:text-box>
        </draw:frame>
        <draw:g>
          <draw:custom-shape draw:style-name="gr3" draw:text-style-name="P20" draw:layer="layout" svg:width="7cm" svg:height="2cm" svg:x="19cm" svg:y="10.5cm">
            <text:p text:style-name="P19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2" draw:layer="layout" svg:width="7cm" svg:height="2cm" svg:x="10cm" svg:y="10.5cm">
            <text:p text:style-name="P21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3" draw:layer="layout" svg:width="7cm" svg:height="2cm" svg:x="1cm" svg:y="10.5cm">
            <text:p text:style-name="P19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5" draw:layer="layout" svg:width="5cm" svg:height="1.5cm" svg:x="11cm" svg:y="12.5cm">
            <draw:text-box>
              <text:p text:style-name="P24"><text:span text:style-name="T20">4</text:span></text:p>
            </draw:text-box>
          </draw:frame>
          <draw:polyline draw:style-name="gr7" draw:text-style-name="P26" draw:layer="layout" svg:width="0.999cm" svg:height="4.499cm" svg:x="26cm" svg:y="7cm" svg:viewBox="0 0 1000 4500" draw:points="0,4500 1000,4500 1000,0">
            <text:p/>
          </draw:polyline>
          <draw:line draw:style-name="gr7" draw:text-style-name="P26" draw:layer="layout" svg:x1="17cm" svg:y1="11.5cm" svg:x2="19cm" svg:y2="11.5cm">
            <text:p/>
          </draw:line>
          <draw:polyline draw:style-name="gr7" draw:text-style-name="P26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6" draw:layer="layout" svg:width="8.999cm" svg:height="1.499cm" svg:x="13.5cm" svg:y="9cm" svg:viewBox="0 0 9000 1500" draw:points="9000,1500 9000,0 1,0 0,1500">
            <text:p/>
          </draw:polyline>
          <draw:frame draw:style-name="gr8" draw:text-style-name="P27" draw:layer="layout" svg:width="2cm" svg:height="1.5cm" svg:x="8cm" svg:y="9.925cm">
            <draw:text-box>
              <text:p text:style-name="P13"><text:span text:style-name="T20">1</text:span></text:p>
            </draw:text-box>
          </draw:frame>
          <draw:frame draw:style-name="gr8" draw:text-style-name="P27" draw:layer="layout" svg:width="2cm" svg:height="1.5cm" svg:x="17cm" svg:y="9.925cm">
            <draw:text-box>
              <text:p text:style-name="P13"><text:span text:style-name="T20">2</text:span></text:p>
            </draw:text-box>
          </draw:frame>
          <draw:frame draw:style-name="gr9" draw:text-style-name="P25" draw:layer="layout" svg:width="4.5cm" svg:height="1.5cm" svg:x="18cm" svg:y="7.425cm">
            <draw:text-box>
              <text:p text:style-name="P24"><text:span text:style-name="T20">3</text:span></text:p>
            </draw:text-box>
          </draw:frame>
          <draw:frame draw:style-name="gr10" draw:text-style-name="P25" draw:layer="layout" svg:width="2cm" svg:height="2.6cm" svg:x="25cm" svg:y="7.2cm">
            <draw:text-box>
              <text:p text:style-name="P24"><text:span text:style-name="T20">6</text:span></text:p>
            </draw:text-box>
          </draw:frame>
          <draw:frame draw:style-name="gr6" draw:text-style-name="P25" draw:layer="layout" svg:width="5cm" svg:height="1.5cm" svg:x="20cm" svg:y="12.5cm">
            <draw:text-box>
              <text:p text:style-name="P24"><text:span text:style-name="T20">5</text:span></text:p>
            </draw:text-box>
          </draw:frame>
          <draw:polyline draw:style-name="gr7" draw:text-style-name="P26" draw:layer="layout" svg:width="4.999cm" svg:height="1.499cm" svg:x="20cm" svg:y="12.5cm" svg:viewBox="0 0 5000 1500" draw:points="5000,0 5000,1500 0,1500 0,0">
            <text:p/>
          </draw:polyline>
          <draw:line draw:style-name="gr7" draw:text-style-name="P26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8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8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9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30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32" draw:layer="layout" svg:width="7cm" svg:height="1cm" svg:x="1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cm" svg:x="1cm" svg:y="3.25cm">
            <text:p text:style-name="P31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3" draw:layer="layout" svg:width="7cm" svg:height="2cm" svg:x="1cm" svg:y="4.25cm">
            <text:p text:style-name="P31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2" draw:layer="layout" svg:width="7cm" svg:height="1cm" svg:x="1cm" svg:y="12.25cm">
            <text:p text:style-name="P31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cm" svg:y="13.25cm">
            <text:p text:style-name="P31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cm" svg:x="10cm" svg:y="12.25cm">
            <text:p text:style-name="P31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2" draw:layer="layout" svg:width="7cm" svg:height="1cm" svg:x="10cm" svg:y="13.25cm">
            <text:p text:style-name="P31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2.25cm">
            <text:p text:style-name="P31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3.25cm">
            <text:p text:style-name="P31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2" draw:layer="layout" svg:width="7cm" svg:height="1cm" svg:x="10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2" draw:layer="layout" svg:width="7cm" svg:height="1cm" svg:x="19cm" svg:y="14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2" draw:layer="layout" svg:width="7cm" svg:height="1cm" svg:x="1cm" svg:y="2.25cm">
            <text:p text:style-name="P31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4" draw:layer="layout" svg:width="8.893cm" svg:height="1.112cm" svg:x="13.474cm" svg:y="4.103cm">
            <draw:text-box>
              <text:p text:style-name="P13"><text:span text:style-name="T22">on to next feature</text:span></text:p>
            </draw:text-box>
          </draw:frame>
          <draw:custom-shape draw:style-name="gr21" draw:text-style-name="P36" draw:layer="layout" svg:width="7cm" svg:height="2cm" svg:x="1cm" svg:y="8.25cm">
            <text:p text:style-name="P35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7" draw:layer="layout" svg:width="7cm" svg:height="2cm" svg:x="19cm" svg:y="8.25cm">
            <text:p text:style-name="P35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8" draw:layer="layout" svg:width="7cm" svg:height="2cm" svg:x="10cm" svg:y="8.25cm">
            <text:p text:style-name="P35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cm" svg:y1="9.25cm" svg:x2="10cm" svg:y2="9.25cm">
            <text:p/>
          </draw:line>
          <draw:line draw:style-name="gr7" draw:text-style-name="P26" draw:layer="layout" svg:x1="17cm" svg:y1="9.25cm" svg:x2="19cm" svg:y2="9.25cm">
            <text:p/>
          </draw:line>
          <draw:polyline draw:style-name="gr7" draw:text-style-name="P13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6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34" draw:layer="layout" svg:width="9cm" svg:height="1.112cm" svg:x="13.5cm" svg:y="5.638cm">
            <draw:text-box>
              <text:p text:style-name="P13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5" draw:text-style-name="P39" draw:layer="layout" svg:width="20cm" svg:height="4cm" svg:x="0cm" svg:y="11.75cm">
          <draw:text-box>
            <text:p text:style-name="P9"><text:span text:style-name="T24">DR</text:span></text:p>
          </draw:text-box>
        </draw:frame>
        <draw:frame presentation:style-name="pr20" draw:text-style-name="P4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21" draw:text-style-name="P12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4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53M13S</meta:editing-duration>
    <meta:editing-cycles>7</meta:editing-cycles>
    <meta:generator>LibreOffice/7.0.4.2$Linux_X86_64 LibreOffice_project/1c5f81ee28659974774060c3fe084e73b3bd074b</meta:generator>
    <dc:date>2021-03-04T13:10:17.546762008</dc:date>
    <dc:creator>Dirk Riehle</dc:creator>
    <meta:document-statistic meta:object-count="160"/>
  </office:meta>
</office:document-meta>
</file>